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2.49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3">
          <table:table-cell office:value-type="string">
            <text:p>xone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style-name="ce1" office:value-type="string">
            <text:p>Discretiz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tw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xthree</text:p>
          </table:table-cell>
          <table:table-cell table:formula="of:=[.B1]^2" office:value-type="float" office:value="0.01">
            <text:p>0.01</text:p>
          </table:table-cell>
          <table:table-cell table:formula="of:=[.C1]^2" office:value-type="float" office:value="0.04">
            <text:p>0.04</text:p>
          </table:table-cell>
          <table:table-cell table:formula="of:=[.D1]^2" office:value-type="float" office:value="0.09">
            <text:p>0.09</text:p>
          </table:table-cell>
          <table:table-cell table:formula="of:=[.E1]^2" office:value-type="float" office:value="0.16">
            <text:p>0.1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fou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yone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w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hree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yfour</text:p>
          </table:table-cell>
          <table:table-cell table:formula="of:=[.B8]^3" office:value-type="float" office:value="0.015625">
            <text:p>0.015625</text:p>
          </table:table-cell>
          <table:table-cell table:formula="of:=[.C8]^3" office:value-type="float" office:value="0.125">
            <text:p>0.125</text:p>
          </table:table-cell>
          <table:table-cell table:formula="of:=[.D8]^3" office:value-type="float" office:value="0.421875">
            <text:p>0.421875</text:p>
          </table:table-cell>
          <table:table-cell table:formula="of:=[.E8]^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table:style-name="ce1" office:value-type="string">
            <text:p>Pearson</text:p>
          </table:table-cell>
          <table:table-cell table:number-columns-repeated="5"/>
          <table:table-cell table:style-name="ce1" office:value-type="string">
            <text:p>These are distances given by cor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table:formula="of:=CORREL([.B1:.E1];[.B6:.E6])" office:value-type="float" office:value="-1">
            <text:p>-1</text:p>
          </table:table-cell>
          <table:table-cell table:formula="of:=CORREL([.B2:.E2];[.B6:.E6])" office:value-type="float" office:value="0.774596669241483">
            <text:p>0.7745966692</text:p>
          </table:table-cell>
          <table:table-cell table:formula="of:=CORREL([.B3:.E3];[.B6:.E6])" office:value-type="float" office:value="-0.984374038697697">
            <text:p>-0.9843740387</text:p>
          </table:table-cell>
          <table:table-cell table:formula="of:=CORREL([.B4:.E4];[.B6:.E6])" office:value-type="float" office:value="-0.774596669241483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.01562596">
            <text:p>0.01562596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two</text:p>
          </table:table-cell>
          <table:table-cell table:formula="of:=CORREL([.B1:.E1];[.B7:.E7])" office:value-type="float" office:value="-0.894427190999916">
            <text:p>-0.894427191</text:p>
          </table:table-cell>
          <table:table-cell table:formula="of:=CORREL([.B2:.E2];[.B7:.E7])" office:value-type="float" office:value="0.577350269189626">
            <text:p>0.5773502692</text:p>
          </table:table-cell>
          <table:table-cell table:formula="of:=CORREL([.B3:.E3];[.B7:.E7])" office:value-type="float" office:value="-0.880450906325624">
            <text:p>-0.8804509063</text:p>
          </table:table-cell>
          <table:table-cell table:formula="of:=CORREL([.B4:.E4];[.B7:.E7])" office:value-type="float" office:value="-0.577350269189626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.16134198">
            <text:p>0.16134198</text:p>
          </table:table-cell>
        </table:table-row>
        <table:table-row table:style-name="ro3">
          <table:table-cell office:value-type="string">
            <text:p>ythree</text:p>
          </table:table-cell>
          <table:table-cell table:formula="of:=CORREL([.B1:.E1];[.B8:.E8])" office:value-type="float" office:value="1">
            <text:p>1</text:p>
          </table:table-cell>
          <table:table-cell table:formula="of:=CORREL([.B2:.E2];[.B8:.E8])" office:value-type="float" office:value="-0.774596669241483">
            <text:p>-0.7745966692</text:p>
          </table:table-cell>
          <table:table-cell table:formula="of:=CORREL([.B3:.E3];[.B8:.E8])" office:value-type="float" office:value="0.984374038697697">
            <text:p>0.9843740387</text:p>
          </table:table-cell>
          <table:table-cell table:formula="of:=CORREL([.B4:.E4];[.B8:.E8])" office:value-type="float" office:value="0.774596669241483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.01562596">
            <text:p>0.01562596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four</text:p>
          </table:table-cell>
          <table:table-cell table:formula="of:=CORREL([.B1:.E1];[.B9:.E9])" office:value-type="float" office:value="0.951369855792404">
            <text:p>0.9513698558</text:p>
          </table:table-cell>
          <table:table-cell table:formula="of:=CORREL([.B2:.E2];[.B9:.E9])" office:value-type="float" office:value="-0.921159901891934">
            <text:p>-0.9211599019</text:p>
          </table:table-cell>
          <table:table-cell table:formula="of:=CORREL([.B3:.E3];[.B9:.E9])" office:value-type="float" office:value="0.99053285189017">
            <text:p>0.9905328519</text:p>
          </table:table-cell>
          <table:table-cell table:formula="of:=CORREL([.B4:.E4];[.B9:.E9])" office:value-type="float" office:value="0.921159901891934">
            <text:p>0.9211599019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.0486301442076">
            <text:p>0.0486301442</text:p>
          </table:table-cell>
          <table:table-cell office:value-type="float" office:value="0.16134198">
            <text:p>0.16134198</text:p>
          </table:table-cell>
          <table:table-cell office:value-type="float" office:value="0.0486301442076">
            <text:p>0.0486301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3">
          <table:table-cell table:style-name="ce1" office:value-type="string">
            <text:p>Spearman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4">
          <table:table-cell office:value-type="string">
            <text:p>yone</text:p>
          </table:table-cell>
          <table:table-cell office:value-type="float" office:value="-1">
            <text:p>-1</text:p>
          </table:table-cell>
          <table:table-cell office:value-type="float" office:value="0.774596669241">
            <text:p>0.7745966692</text:p>
          </table:table-cell>
          <table:table-cell office:value-type="float" office:value="-1">
            <text:p>-1</text:p>
          </table:table-cell>
          <table:table-cell office:value-type="float" office:value="-0.774596669241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-0.774596669241">
            <text:p>-0.7745966692</text:p>
          </table:table-cell>
          <table:table-cell office:value-type="float" office:value="0.984374038698">
            <text:p>0.9843740387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894427191">
            <text:p>0.894427191</text:p>
          </table:table-cell>
          <table:table-cell office:value-type="float" office:value="-1">
            <text:p>-1</text:p>
          </table:table-cell>
          <table:table-cell office:value-type="float" office:value="-0.951369855792">
            <text:p>-0.9513698558</text:p>
          </table:table-cell>
        </table:table-row>
        <table:table-row table:style-name="ro4">
          <table:table-cell office:value-type="string">
            <text:p>ytwo</text:p>
          </table:table-cell>
          <table:table-cell office:value-type="float" office:value="-0.894427191">
            <text:p>-0.894427191</text:p>
          </table:table-cell>
          <table:table-cell office:value-type="float" office:value="0.57735026919">
            <text:p>0.5773502692</text:p>
          </table:table-cell>
          <table:table-cell office:value-type="float" office:value="-0.894427191">
            <text:p>-0.894427191</text:p>
          </table:table-cell>
          <table:table-cell office:value-type="float" office:value="-0.57735026919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-0.774596669241">
            <text:p>-0.7745966692</text:p>
          </table:table-cell>
          <table:table-cell office:value-type="float" office:value="0">
            <text:p>0</text:p>
          </table:table-cell>
          <table:table-cell office:value-type="float" office:value="-0.864158565218">
            <text:p>-0.8641585652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two</text:p>
          </table:table-cell>
          <table:table-cell office:value-type="float" office:value="0.894427191">
            <text:p>0.894427191</text:p>
          </table:table-cell>
          <table:table-cell office:value-type="float" office:value="0">
            <text:p>0</text:p>
          </table:table-cell>
          <table:table-cell office:value-type="float" office:value="-0.894427191">
            <text:p>-0.894427191</text:p>
          </table:table-cell>
          <table:table-cell office:value-type="float" office:value="-0.838658023472">
            <text:p>-0.8386580235</text:p>
          </table:table-cell>
        </table:table-row>
        <table:table-row table:style-name="ro4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.984374038698">
            <text:p>0.9843740387</text:p>
          </table:table-cell>
          <table:table-cell office:value-type="float" office:value="-0.864158565218">
            <text:p>-0.8641585652</text:p>
          </table:table-cell>
          <table:table-cell office:value-type="float" office:value="0">
            <text:p>0</text:p>
          </table:table-cell>
          <table:table-cell office:value-type="float" office:value="0.864158565218">
            <text:p>0.8641585652</text:p>
          </table:table-cell>
          <table:table-cell/>
          <table:table-cell office:value-type="string">
            <text:p>ythree</text:p>
          </table:table-cell>
          <table:table-cell office:value-type="float" office:value="-1">
            <text:p>-1</text:p>
          </table:table-cell>
          <table:table-cell office:value-type="float" office:value="-0.894427191">
            <text:p>-0.894427191</text:p>
          </table:table-cell>
          <table:table-cell office:value-type="float" office:value="0">
            <text:p>0</text:p>
          </table:table-cell>
          <table:table-cell office:value-type="float" office:value="0.951369855792">
            <text:p>0.9513698558</text:p>
          </table:table-cell>
        </table:table-row>
        <table:table-row table:style-name="ro4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four</text:p>
          </table:table-cell>
          <table:table-cell office:value-type="float" office:value="0.774596669241">
            <text:p>0.7745966692</text:p>
          </table:table-cell>
          <table:table-cell office:value-type="float" office:value="-1">
            <text:p>-1</text:p>
          </table:table-cell>
          <table:table-cell office:value-type="float" office:value="0.864158565218">
            <text:p>0.86415856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-0.951369855792">
            <text:p>-0.9513698558</text:p>
          </table:table-cell>
          <table:table-cell office:value-type="float" office:value="-0.838658023472">
            <text:p>-0.8386580235</text:p>
          </table:table-cell>
          <table:table-cell office:value-type="float" office:value="0.951369855792">
            <text:p>0.951369855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5">
          <table:table-cell table:style-name="ce1" office:value-type="string">
            <text:p>Mutual Info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4">
          <table:table-cell office:value-type="string">
            <text:p>yon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311278124459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">
            <text:p>0.3112781245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ytwo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wo</text:p>
          </table:table-cell>
          <table:table-cell office:value-type="float" office:value="0.311278124459">
            <text:p>0.3112781245</text:p>
          </table:table-cell>
          <table:table-cell office:value-type="float" office:value="0">
            <text:p>0</text:p>
          </table:table-cell>
          <table:table-cell office:value-type="float" office:value="0.311278124459">
            <text:p>0.3112781245</text:p>
          </table:table-cell>
          <table:table-cell office:value-type="float" office:value="0.811278124459">
            <text:p>0.8112781245</text:p>
          </table:table-cell>
          <table:table-cell/>
          <table:table-cell office:value-type="string">
            <text:p>ytw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hree</text:p>
          </table:table-cell>
          <table:table-cell office:value-type="float" office:value="1">
            <text:p>1</text:p>
          </table:table-cell>
          <table:table-cell office:value-type="float" office:value="0.311278124459">
            <text:p>0.3112781245</text:p>
          </table:table-cell>
          <table:table-cell office:value-type="float" office:value="0">
            <text:p>0</text:p>
          </table:table-cell>
          <table:table-cell office:value-type="float" office:value="0.311278124459">
            <text:p>0.3112781245</text:p>
          </table:table-cell>
          <table:table-cell/>
          <table:table-cell office:value-type="string">
            <text:p>ythre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four</text:p>
          </table:table-cell>
          <table:table-cell office:value-type="float" office:value="0.311278124459">
            <text:p>0.3112781245</text:p>
          </table:table-cell>
          <table:table-cell office:value-type="float" office:value="0.811278124459">
            <text:p>0.8112781245</text:p>
          </table:table-cell>
          <table:table-cell office:value-type="float" office:value="0.311278124459">
            <text:p>0.31127812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5" table:number-rows-repeated="9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oon</meta:initial-creator>
    <meta:creation-date>2013-11-25T11:22:26</meta:creation-date>
    <dc:date>2013-11-27T14:07:25</dc:date>
    <dc:creator>Joseph Moon</dc:creator>
    <meta:editing-duration>P2DT1H14M10S</meta:editing-duration>
    <meta:editing-cycles>60</meta:editing-cycles>
    <meta:generator>LibreOffice/3.5$Linux_X86_64 LibreOffice_project/350m1$Build-2</meta:generator>
    <meta:document-statistic meta:table-count="3" meta:cell-count="293" meta:object-count="0"/>
  </office:meta>
</office:document-meta>
</file>